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meter/pix</text:p>
          </table:table-cell>
          <table:table-cell table:style-name="Default"/>
          <table:table-cell table:style-name="Default" office:value-type="float" office:value="512" calcext:value-type="float">
            <text:p>512</text:p>
          </table:table-cell>
          <table:table-cell table:style-name="Default"/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formula="of:=RADIANS([.B3])" office:value-type="float" office:value="0.907571211037051" calcext:value-type="float">
            <text:p>0.907571211037051</text:p>
          </table:table-cell>
          <table:table-cell office:value-type="float" office:value="0" calcext:value-type="float">
            <text:p>0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2]+9)" office:value-type="float" office:value="512" calcext:value-type="float">
            <text:p>512</text:p>
          </table:table-cell>
          <table:table-cell table:formula="of:=[.D2]/[.E2]" office:value-type="float" office:value="76694.3448393473" calcext:value-type="float">
            <text:p>76694.3448393473</text:p>
          </table:table-cell>
          <table:table-cell table:formula="of:=[.F2]*[.A$9]" office:value-type="float" office:value="301946239.524989" calcext:value-type="float">
            <text:p>301946240</text:p>
          </table:table-cell>
          <table:table-cell/>
          <table:table-cell table:formula="of:=[.G2]*2" office:value-type="float" office:value="603892479.049979" calcext:value-type="float">
            <text:p>603892479</text:p>
          </table:table-cell>
          <table:table-cell/>
        </table:table-row>
        <table:table-row table:style-name="ro1">
          <table:table-cell table:style-name="ce1" office:value-type="float" office:value="63781000" calcext:value-type="float">
            <text:p>637810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3]+9)" office:value-type="float" office:value="1024" calcext:value-type="float">
            <text:p>1024</text:p>
          </table:table-cell>
          <table:table-cell table:formula="of:=[.D3]/[.E3]" office:value-type="float" office:value="38347.1724196736" calcext:value-type="float">
            <text:p>38347.1724196736</text:p>
          </table:table-cell>
          <table:table-cell table:formula="of:=[.F3]*[.A$9]" office:value-type="float" office:value="150973119.762495" calcext:value-type="float">
            <text:p>150973120</text:p>
          </table:table-cell>
          <table:table-cell/>
          <table:table-cell table:formula="of:=[.G3]*2" office:value-type="float" office:value="301946239.524989" calcext:value-type="float">
            <text:p>301946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4]+9)" office:value-type="float" office:value="2048" calcext:value-type="float">
            <text:p>2048</text:p>
          </table:table-cell>
          <table:table-cell table:formula="of:=[.D4]/[.E4]" office:value-type="float" office:value="19173.5862098368" calcext:value-type="float">
            <text:p>19173.5862098368</text:p>
          </table:table-cell>
          <table:table-cell table:formula="of:=[.F4]*[.A$9]" office:value-type="float" office:value="75486559.8812473" calcext:value-type="float">
            <text:p>75486560</text:p>
          </table:table-cell>
          <table:table-cell/>
          <table:table-cell table:formula="of:=[.G4]*2" office:value-type="float" office:value="150973119.762495" calcext:value-type="float">
            <text:p>150973120</text:p>
          </table:table-cell>
          <table:table-cell/>
        </table:table-row>
        <table:table-row table:style-name="ro1">
          <table:table-cell office:value-type="string" calcext:value-type="string">
            <text:p>pix/cm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5]+9)" office:value-type="float" office:value="4096" calcext:value-type="float">
            <text:p>4096</text:p>
          </table:table-cell>
          <table:table-cell table:formula="of:=[.D5]/[.E5]" office:value-type="float" office:value="9586.79310491841" calcext:value-type="float">
            <text:p>9586.79310491841</text:p>
          </table:table-cell>
          <table:table-cell table:formula="of:=[.F5]*[.A$9]" office:value-type="float" office:value="37743279.9406237" calcext:value-type="float">
            <text:p>37743280</text:p>
          </table:table-cell>
          <table:table-cell/>
          <table:table-cell table:formula="of:=[.G5]*2" office:value-type="float" office:value="75486559.8812473" calcext:value-type="float">
            <text:p>75486560</text:p>
          </table:table-cell>
          <table:table-cell/>
        </table:table-row>
        <table:table-row table:style-name="ro1">
          <table:table-cell table:formula="of:=100/2.54" office:value-type="float" office:value="39.3700787401575" calcext:value-type="float">
            <text:p>39.37007874015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6]+9)" office:value-type="float" office:value="8192" calcext:value-type="float">
            <text:p>8192</text:p>
          </table:table-cell>
          <table:table-cell table:formula="of:=[.D6]/[.E6]" office:value-type="float" office:value="4793.39655245921" calcext:value-type="float">
            <text:p>4793.39655245921</text:p>
          </table:table-cell>
          <table:table-cell table:formula="of:=[.F6]*[.A$9]" office:value-type="float" office:value="18871639.9703118" calcext:value-type="float">
            <text:p>18871640</text:p>
          </table:table-cell>
          <table:table-cell/>
          <table:table-cell table:formula="of:=[.G6]*2" office:value-type="float" office:value="37743279.9406237" calcext:value-type="float">
            <text:p>377432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7]+9)" office:value-type="float" office:value="16384" calcext:value-type="float">
            <text:p>16384</text:p>
          </table:table-cell>
          <table:table-cell table:formula="of:=[.D7]/[.E7]" office:value-type="float" office:value="2396.6982762296" calcext:value-type="float">
            <text:p>2396.6982762296</text:p>
          </table:table-cell>
          <table:table-cell table:formula="of:=[.F7]*[.A$9]" office:value-type="float" office:value="9435819.98515592" calcext:value-type="float">
            <text:p>9435820</text:p>
          </table:table-cell>
          <table:table-cell/>
          <table:table-cell table:formula="of:=[.G7]*2" office:value-type="float" office:value="18871639.9703118" calcext:value-type="float">
            <text:p>18871640</text:p>
          </table:table-cell>
          <table:table-cell/>
        </table:table-row>
        <table:table-row table:style-name="ro1">
          <table:table-cell office:value-type="string" calcext:value-type="string">
            <text:p>pix/m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8]+9)" office:value-type="float" office:value="32768" calcext:value-type="float">
            <text:p>32768</text:p>
          </table:table-cell>
          <table:table-cell table:formula="of:=[.D8]/[.E8]" office:value-type="float" office:value="1198.3491381148" calcext:value-type="float">
            <text:p>1198.3491381148</text:p>
          </table:table-cell>
          <table:table-cell table:formula="of:=[.F8]*[.A$9]" office:value-type="float" office:value="4717909.99257796" calcext:value-type="float">
            <text:p>4717910</text:p>
          </table:table-cell>
          <table:table-cell/>
          <table:table-cell table:formula="of:=[.G8]*2" office:value-type="float" office:value="9435819.98515592" calcext:value-type="float">
            <text:p>9435820</text:p>
          </table:table-cell>
          <table:table-cell/>
        </table:table-row>
        <table:table-row table:style-name="ro1">
          <table:table-cell table:formula="of:=[.A6]*100" office:value-type="float" office:value="3937.00787401575" calcext:value-type="float">
            <text:p>3937.0078740157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9]+9)" office:value-type="float" office:value="65536" calcext:value-type="float">
            <text:p>65536</text:p>
          </table:table-cell>
          <table:table-cell table:formula="of:=[.D9]/[.E9]" office:value-type="float" office:value="599.174569057401" calcext:value-type="float">
            <text:p>599.174569057401</text:p>
          </table:table-cell>
          <table:table-cell table:formula="of:=[.F9]*[.A$9]" office:value-type="float" office:value="2358954.99628898" calcext:value-type="float">
            <text:p>2358955</text:p>
          </table:table-cell>
          <table:table-cell/>
          <table:table-cell table:formula="of:=[.G9]*2" office:value-type="float" office:value="4717909.99257796" calcext:value-type="float">
            <text:p>47179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0]+9)" office:value-type="float" office:value="131072" calcext:value-type="float">
            <text:p>131072</text:p>
          </table:table-cell>
          <table:table-cell table:formula="of:=[.D10]/[.E10]" office:value-type="float" office:value="299.5872845287" calcext:value-type="float">
            <text:p>299.5872845287</text:p>
          </table:table-cell>
          <table:table-cell table:formula="of:=[.F10]*[.A$9]" office:value-type="float" office:value="1179477.49814449" calcext:value-type="float">
            <text:p>1179477</text:p>
          </table:table-cell>
          <table:table-cell office:value-type="string" calcext:value-type="string">
            <text:p>top1000</text:p>
          </table:table-cell>
          <table:table-cell table:formula="of:=[.G10]*2" office:value-type="float" office:value="2358954.99628898" calcext:value-type="float">
            <text:p>23589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1]+9)" office:value-type="float" office:value="262144" calcext:value-type="float">
            <text:p>262144</text:p>
          </table:table-cell>
          <table:table-cell table:formula="of:=[.D11]/[.E11]" office:value-type="float" office:value="149.79364226435" calcext:value-type="float">
            <text:p>149.79364226435</text:p>
          </table:table-cell>
          <table:table-cell table:formula="of:=[.F11]*[.A$9]" office:value-type="float" office:value="589738.749072245" calcext:value-type="float">
            <text:p>589739</text:p>
          </table:table-cell>
          <table:table-cell office:value-type="string" calcext:value-type="string">
            <text:p>top500</text:p>
          </table:table-cell>
          <table:table-cell table:formula="of:=[.G11]*2" office:value-type="float" office:value="1179477.49814449" calcext:value-type="float">
            <text:p>11794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2]+9)" office:value-type="float" office:value="524288" calcext:value-type="float">
            <text:p>524288</text:p>
          </table:table-cell>
          <table:table-cell table:formula="of:=[.D12]/[.E12]" office:value-type="float" office:value="74.8968211321751" calcext:value-type="float">
            <text:p>74.8968211321751</text:p>
          </table:table-cell>
          <table:table-cell table:formula="of:=[.F12]*[.A$9]" office:value-type="float" office:value="294869.374536122" calcext:value-type="float">
            <text:p>294869</text:p>
          </table:table-cell>
          <table:table-cell office:value-type="string" calcext:value-type="string">
            <text:p>top250</text:p>
          </table:table-cell>
          <table:table-cell table:formula="of:=[.G12]*2" office:value-type="float" office:value="589738.749072245" calcext:value-type="float">
            <text:p>5897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3]+9)" office:value-type="float" office:value="1048576" calcext:value-type="float">
            <text:p>1048576</text:p>
          </table:table-cell>
          <table:table-cell table:formula="of:=[.D13]/[.E13]" office:value-type="float" office:value="37.4484105660875" calcext:value-type="float">
            <text:p>37.4484105660875</text:p>
          </table:table-cell>
          <table:table-cell table:formula="of:=[.F13]*[.A$9]" office:value-type="float" office:value="147434.687268061" calcext:value-type="float">
            <text:p>147435</text:p>
          </table:table-cell>
          <table:table-cell office:value-type="string" calcext:value-type="string">
            <text:p>top100</text:p>
          </table:table-cell>
          <table:table-cell table:formula="of:=[.G13]*2" office:value-type="float" office:value="294869.374536122" calcext:value-type="float">
            <text:p>294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4]+9)" office:value-type="float" office:value="2097152" calcext:value-type="float">
            <text:p>2097152</text:p>
          </table:table-cell>
          <table:table-cell table:formula="of:=[.D14]/[.E14]" office:value-type="float" office:value="18.7242052830438" calcext:value-type="float">
            <text:p>18.7242052830438</text:p>
          </table:table-cell>
          <table:table-cell table:formula="of:=[.F14]*[.A$9]" office:value-type="float" office:value="73717.3436340306" calcext:value-type="float">
            <text:p>73717</text:p>
          </table:table-cell>
          <table:table-cell office:value-type="string" calcext:value-type="string">
            <text:p>top100</text:p>
          </table:table-cell>
          <table:table-cell table:formula="of:=[.G14]*2" office:value-type="float" office:value="147434.687268061" calcext:value-type="float">
            <text:p>1474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5]+9)" office:value-type="float" office:value="4194304" calcext:value-type="float">
            <text:p>4194304</text:p>
          </table:table-cell>
          <table:table-cell table:formula="of:=[.D15]/[.E15]" office:value-type="float" office:value="9.36210264152189" calcext:value-type="float">
            <text:p>9.36210264152189</text:p>
          </table:table-cell>
          <table:table-cell table:formula="of:=[.F15]*[.A$9]" office:value-type="float" office:value="36858.6718170153" calcext:value-type="float">
            <text:p>36859</text:p>
          </table:table-cell>
          <table:table-cell office:value-type="string" calcext:value-type="string">
            <text:p>top50</text:p>
          </table:table-cell>
          <table:table-cell table:formula="of:=[.G15]*2" office:value-type="float" office:value="73717.3436340306" calcext:value-type="float">
            <text:p>737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6]+9)" office:value-type="float" office:value="8388608" calcext:value-type="float">
            <text:p>8388608</text:p>
          </table:table-cell>
          <table:table-cell table:formula="of:=[.D16]/[.E16]" office:value-type="float" office:value="4.68105132076094" calcext:value-type="float">
            <text:p>4.68105132076094</text:p>
          </table:table-cell>
          <table:table-cell table:formula="of:=[.F16]*[.A$9]" office:value-type="float" office:value="18429.3359085077" calcext:value-type="float">
            <text:p>18429</text:p>
          </table:table-cell>
          <table:table-cell office:value-type="string" calcext:value-type="string">
            <text:p>top10</text:p>
          </table:table-cell>
          <table:table-cell table:formula="of:=[.G16]*2" office:value-type="float" office:value="36858.6718170153" calcext:value-type="float">
            <text:p>368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7]+9)" office:value-type="float" office:value="16777216" calcext:value-type="float">
            <text:p>16777216</text:p>
          </table:table-cell>
          <table:table-cell table:formula="of:=[.D17]/[.E17]" office:value-type="float" office:value="2.34052566038047" calcext:value-type="float">
            <text:p>2.34052566038047</text:p>
          </table:table-cell>
          <table:table-cell table:formula="of:=[.F17]*[.A$9]" office:value-type="float" office:value="9214.66795425383" calcext:value-type="float">
            <text:p>9215</text:p>
          </table:table-cell>
          <table:table-cell office:value-type="string" calcext:value-type="string">
            <text:p>top10</text:p>
          </table:table-cell>
          <table:table-cell table:formula="of:=[.G17]*2" office:value-type="float" office:value="18429.3359085077" calcext:value-type="float">
            <text:p>184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8]+9)" office:value-type="float" office:value="33554432" calcext:value-type="float">
            <text:p>33554432</text:p>
          </table:table-cell>
          <table:table-cell table:formula="of:=[.D18]/[.E18]" office:value-type="float" office:value="1.17026283019024" calcext:value-type="float">
            <text:p>1.17026283019024</text:p>
          </table:table-cell>
          <table:table-cell table:formula="of:=[.F18]*[.A$9]" office:value-type="float" office:value="4607.33397712691" calcext:value-type="float">
            <text:p>4607</text:p>
          </table:table-cell>
          <table:table-cell office:value-type="string" calcext:value-type="string">
            <text:p>bgt</text:p>
          </table:table-cell>
          <table:table-cell table:formula="of:=[.G18]*2" office:value-type="float" office:value="9214.66795425383" calcext:value-type="float">
            <text:p>92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19]+9)" office:value-type="float" office:value="67108864" calcext:value-type="float">
            <text:p>67108864</text:p>
          </table:table-cell>
          <table:table-cell table:formula="of:=[.D19]/[.E19]" office:value-type="float" office:value="0.585131415095118" calcext:value-type="float">
            <text:p>0.585131415095118</text:p>
          </table:table-cell>
          <table:table-cell table:formula="of:=[.F19]*[.A$9]" office:value-type="float" office:value="2303.66698856346" calcext:value-type="float">
            <text:p>2304</text:p>
          </table:table-cell>
          <table:table-cell office:value-type="string" calcext:value-type="string">
            <text:p>bgt</text:p>
          </table:table-cell>
          <table:table-cell table:formula="of:=[.G19]*2" office:value-type="float" office:value="4607.33397712691" calcext:value-type="float">
            <text:p>46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20]+9)" office:value-type="float" office:value="134217728" calcext:value-type="float">
            <text:p>134217728</text:p>
          </table:table-cell>
          <table:table-cell table:formula="of:=[.D20]/[.E20]" office:value-type="float" office:value="0.292565707547559" calcext:value-type="float">
            <text:p>0.292565707547559</text:p>
          </table:table-cell>
          <table:table-cell table:formula="of:=[.F20]*[.A$9]" office:value-type="float" office:value="1151.83349428173" calcext:value-type="float">
            <text:p>1152</text:p>
          </table:table-cell>
          <table:table-cell office:value-type="string" calcext:value-type="string">
            <text:p>bgt</text:p>
          </table:table-cell>
          <table:table-cell table:formula="of:=[.G20]*2" office:value-type="float" office:value="2303.66698856346" calcext:value-type="float">
            <text:p>23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21]+9)" office:value-type="float" office:value="268435456" calcext:value-type="float">
            <text:p>268435456</text:p>
          </table:table-cell>
          <table:table-cell table:formula="of:=[.D21]/[.E21]" office:value-type="float" office:value="0.146282853773779" calcext:value-type="float">
            <text:p>0.146282853773779</text:p>
          </table:table-cell>
          <table:table-cell table:formula="of:=[.F21]*[.A$9]" office:value-type="float" office:value="575.916747140864" calcext:value-type="float">
            <text:p>576</text:p>
          </table:table-cell>
          <table:table-cell office:value-type="string" calcext:value-type="string">
            <text:p>bgt</text:p>
          </table:table-cell>
          <table:table-cell table:formula="of:=[.G21]*2" office:value-type="float" office:value="1151.83349428173" calcext:value-type="float">
            <text:p>11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22]+9)" office:value-type="float" office:value="536870912" calcext:value-type="float">
            <text:p>536870912</text:p>
          </table:table-cell>
          <table:table-cell table:formula="of:=[.D22]/[.E22]" office:value-type="float" office:value="0.0731414268868897" calcext:value-type="float">
            <text:p>0.07314142688689</text:p>
          </table:table-cell>
          <table:table-cell table:formula="of:=[.F22]*[.A$9]" office:value-type="float" office:value="287.958373570432" calcext:value-type="float">
            <text:p>288</text:p>
          </table:table-cell>
          <table:table-cell office:value-type="string" calcext:value-type="string">
            <text:p>bgt</text:p>
          </table:table-cell>
          <table:table-cell table:formula="of:=[.G22]*2" office:value-type="float" office:value="575.916747140864" calcext:value-type="float">
            <text:p>5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23]+9)" office:value-type="float" office:value="1073741824" calcext:value-type="float">
            <text:p>1073741824</text:p>
          </table:table-cell>
          <table:table-cell table:formula="of:=[.D23]/[.E23]" office:value-type="float" office:value="0.0365707134434449" calcext:value-type="float">
            <text:p>0.036570713443445</text:p>
          </table:table-cell>
          <table:table-cell table:formula="of:=[.F23]*[.A$9]" office:value-type="float" office:value="143.979186785216" calcext:value-type="float">
            <text:p>144</text:p>
          </table:table-cell>
          <table:table-cell office:value-type="string" calcext:value-type="string">
            <text:p>bgt</text:p>
          </table:table-cell>
          <table:table-cell table:formula="of:=[.G23]*2" office:value-type="float" office:value="287.958373570432" calcext:value-type="float">
            <text:p>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A$3]*COS(RADIANS([.B$3]))" office:value-type="float" office:value="39267504.5577458" calcext:value-type="float">
            <text:p>39267504.5577458</text:p>
          </table:table-cell>
          <table:table-cell table:formula="of:=2^([.C24]+9)" office:value-type="float" office:value="2147483648" calcext:value-type="float">
            <text:p>2147483648</text:p>
          </table:table-cell>
          <table:table-cell table:formula="of:=[.D24]/[.E24]" office:value-type="float" office:value="0.0182853567217224" calcext:value-type="float">
            <text:p>0.018285356721723</text:p>
          </table:table-cell>
          <table:table-cell table:formula="of:=[.F24]*[.A$9]" office:value-type="float" office:value="71.989593392608" calcext:value-type="float">
            <text:p>72</text:p>
          </table:table-cell>
          <table:table-cell office:value-type="string" calcext:value-type="string">
            <text:p>bgt</text:p>
          </table:table-cell>
          <table:table-cell table:formula="of:=[.G24]*2" office:value-type="float" office:value="143.979186785216" calcext:value-type="float">
            <text:p>1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46:16.612704377</meta:creation-date>
    <dc:date>2018-06-07T11:42:30.457215971</dc:date>
    <meta:editing-duration>PT13M32S</meta:editing-duration>
    <meta:editing-cycles>2</meta:editing-cycles>
    <meta:generator>LibreOffice/6.0.3.2$Linux_X86_64 LibreOffice_project/00m0$Build-2</meta:generator>
    <meta:document-statistic meta:table-count="1" meta:cell-count="163" meta:object-count="0"/>
  </office:meta>
</office:document-meta>
</file>